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style style:name="P2" style:family="paragraph" style:parent-style-name="Standard">
      <style:paragraph-properties fo:margin-top="0cm" fo:margin-bottom="0cm" loext:contextual-spacing="false"/>
      <style:text-properties style:font-name="Garamond" fo:font-size="16pt" fo:language="fr" fo:country="FR" officeooo:rsid="000c7d02" officeooo:paragraph-rsid="000c7d02" style:font-size-asian="16pt" style:language-asian="zxx" style:country-asian="none" style:font-size-complex="16pt" style:language-complex="zxx" style:country-complex="none"/>
    </style:style>
    <style:style style:name="P3" style:family="paragraph" style:parent-style-name="Standard">
      <style:text-properties style:font-name="Garamond" fo:font-size="14pt" fo:language="fr" fo:country="FR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Garamond" fo:font-size="18pt" fo:language="fr" fo:country="FR" fo:font-weight="bold" officeooo:rsid="00231839" officeooo:paragraph-rsid="0023183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0c7d02" officeooo:paragraph-rsid="000c7d02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231839" officeooo:paragraph-rsid="00231839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245db6" officeooo:paragraph-rsid="00245db6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style:font-name="Garamond" fo:font-size="14pt" fo:language="fr" fo:country="FR" officeooo:rsid="000c7d02" officeooo:paragraph-rsid="000c7d02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 style:master-page-name="">
      <loext:graphic-properties draw:fill="none"/>
      <style:paragraph-properties fo:margin-left="1.101cm" fo:margin-right="0cm" fo:margin-top="0cm" fo:margin-bottom="0cm" loext:contextual-spacing="false" fo:text-indent="0cm" style:auto-text-indent="false" style:page-number="auto" fo:background-color="transparent"/>
      <style:text-properties style:font-name="Garamond" fo:font-size="14pt" fo:language="fr" fo:country="FR" officeooo:rsid="00231839" officeooo:paragraph-rsid="00231839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231839" officeooo:paragraph-rsid="00231839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Garamond" fo:font-size="14pt" fo:language="fr" fo:country="FR" officeooo:rsid="0013e51c" officeooo:paragraph-rsid="0013e51c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Garamond" fo:font-size="14pt" fo:language="fr" fo:country="FR" officeooo:rsid="0013e51c" officeooo:paragraph-rsid="001b100f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1b100f" officeooo:paragraph-rsid="00258996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45db6" officeooo:paragraph-rsid="00245db6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58996" officeooo:paragraph-rsid="00258996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58996" officeooo:paragraph-rsid="002a59fe" style:font-size-asian="14pt" style:language-asian="zxx" style:country-asian="none" style:font-size-complex="14pt" style:language-complex="zxx" style:country-complex="none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Garamond" fo:font-size="14pt" fo:language="fr" fo:country="FR" officeooo:rsid="00231839" officeooo:paragraph-rsid="00231839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 style:list-style-name="L1">
      <style:text-properties style:font-name="Garamond" fo:font-size="16pt" fo:language="fr" fo:country="FR" fo:font-weight="bold" officeooo:rsid="00231839" officeooo:paragraph-rsid="0023183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9" style:family="paragraph" style:parent-style-name="Standard" style:list-style-name="L1">
      <style:text-properties style:font-name="Garamond" fo:font-size="16pt" fo:language="fr" fo:country="FR" fo:font-weight="bold" officeooo:rsid="00245db6" officeooo:paragraph-rsid="00245db6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0" style:family="paragraph" style:parent-style-name="Standard" style:list-style-name="L1">
      <style:text-properties style:font-name="Garamond" fo:font-size="16pt" fo:language="fr" fo:country="FR" fo:font-weight="bold" officeooo:rsid="00258996" officeooo:paragraph-rsid="00258996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" style:family="text">
      <style:text-properties officeooo:rsid="001feb0d"/>
    </style:style>
    <style:style style:name="T2" style:family="text">
      <style:text-properties officeooo:rsid="00245db6"/>
    </style:style>
    <style:style style:name="T3" style:family="text">
      <style:text-properties officeooo:rsid="0026e9ee"/>
    </style:style>
    <style:style style:name="T4" style:family="text">
      <style:text-properties officeooo:rsid="0028b1bb"/>
    </style:style>
    <style:style style:name="T5" style:family="text">
      <style:text-properties officeooo:rsid="002a59fe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2b70ca"/>
    </style:style>
    <style:style style:name="T8" style:family="text">
      <style:text-properties officeooo:rsid="002b7f20"/>
    </style:style>
    <style:style style:name="T9" style:family="text">
      <style:text-properties officeooo:rsid="002d76de"/>
    </style:style>
    <style:style style:name="T10" style:family="text">
      <style:text-properties officeooo:rsid="002eda67"/>
    </style:style>
    <style:style style:name="T11" style:family="text">
      <style:text-properties officeooo:rsid="002f6886"/>
    </style:style>
    <style:style style:name="T12" style:family="text">
      <style:text-properties officeooo:rsid="00320e8e"/>
    </style:style>
    <style:style style:name="T13" style:family="text">
      <style:text-properties officeooo:rsid="00321a23"/>
    </style:style>
    <style:style style:name="T14" style:family="text">
      <style:text-properties officeooo:rsid="00330352"/>
    </style:style>
    <style:style style:name="T15" style:family="text">
      <style:text-properties officeooo:rsid="0033bb5c"/>
    </style:style>
    <style:style style:name="T16" style:family="text">
      <style:text-properties officeooo:rsid="0034f6e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oucliers</text:p>
      <text:p text:style-name="P3"/>
      <text:list xml:id="list853410713" text:style-name="L1">
        <text:list-item>
          <text:p text:style-name="P18">Histoire</text:p>
        </text:list-item>
      </text:list>
      <text:p text:style-name="P2"/>
      <text:p text:style-name="P9">À la fin du <text:span text:style-name="T8">21</text:span><text:span text:style-name="T6">e</text:span><text:span text:style-name="T7">me</text:span> siècle, le Consortium est confronté à un problème de taille <text:span text:style-name="T14">à cause des débris</text:span>, les vaisseaux vont à une telle vitesse que le moindre débris entraîne des dégâts très importants. Pour pallier <text:span text:style-name="T9">le</text:span> problème, des blindages renforcés sont mis au point, mais leur poids devient une autre source de problème<text:span text:style-name="T9">s</text:span>, entraînant une consommation excessive sur les générateurs.</text:p>
      <text:p text:style-name="P10">En 2129 <text:span text:style-name="T12">(c-85)</text:span>, une nouvelle technologie apparaît, un émetteur de champs de force<text:span text:style-name="T9">s</text:span> gravitationnelle<text:span text:style-name="T9">s</text:span>. Ce dernier est capable de créer une surface déviant les projectiles dans une certaine limite, cette technologie sera appelée « Boucliers cinétiques », puis abrégé en « Boucliers » par la suite.</text:p>
      <text:p text:style-name="P5"/>
      <text:list xml:id="list145743286787569" text:continue-numbering="true" text:style-name="L1">
        <text:list-item>
          <text:p text:style-name="P18">L’évolution des technologies</text:p>
        </text:list-item>
      </text:list>
      <text:p text:style-name="P8"/>
      <text:p text:style-name="P6">Les premiers prototypes d’émetteurs de champs de force<text:span text:style-name="T10">s</text:span> gravitationnel<text:span text:style-name="T10">le</text:span>s permettai<text:span text:style-name="T4">en</text:span>t de créer une surface de quelques centimètre<text:span text:style-name="T10">s</text:span> carrés <text:span text:style-name="T4">pouvant</text:span> dévier de petits projectiles à faible vitesse.</text:p>
      <text:p text:style-name="P6">Il faudra attendre 8 ans avant d’avoir un modèle capable de projeter une surface sur plus de 10m² et capable de suivre le fuselage d’un vaisseau.</text:p>
      <text:p text:style-name="P6">En 2132 <text:span text:style-name="T12">(c-82)</text:span>, les vaisseaux sont équipés de boucliers, un émetteur pour l’avant et un pour l’arrière.</text:p>
      <text:p text:style-name="P6">Même si techniquement il serait possible de couvrir tout un vaisseau avec un seul émetteur, la répartition de puissance le rendrait pratiquement inutile.</text:p>
      <text:p text:style-name="P6">A partir de cet instant, les voyages <text:span text:style-name="T15">spatiaux</text:span> n’engendrent plus de dommages sur les blindages des vaisseaux qui peuvent retirer leurs blindages superflus.</text:p>
      <text:p text:style-name="P6">C’est en 2195 <text:span text:style-name="T12">(c-23)</text:span> que la technologie des boucliers sera miniaturisé<text:span text:style-name="T10">e</text:span> pour être intégrés dans des pièces d’armure.</text:p>
      <text:p text:style-name="P6">Puis en 2254 <text:span text:style-name="T12">(c32)</text:span>, grâce <text:span text:style-name="T2">aux théories du scientifique Strani Kl’Tras, les boucliers d’armures pourront être harmonisés en un seul champ de forces là où ils étaient tous indépendants par avant.</text:span></text:p>
      <text:p text:style-name="P7">Enfin, en 2321 <text:span text:style-name="T12">(c95)</text:span>, les boucliers deviennent capable<text:span text:style-name="T10">s</text:span> de dévi<text:span text:style-name="T5">er</text:span> des projectiles énergétiques.</text:p>
      <text:p text:style-name="P7">Depuis, les boucliers ont peu chang<text:span text:style-name="T5">é</text:span> dans leur fonctionnement, les seul<text:span text:style-name="T10">e</text:span>s évolutions concernent leur consommation et leur <text:span text:style-name="T3">efficacité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"/>
      <text:list xml:id="list145743818201387" text:continue-numbering="true" text:style-name="L1">
        <text:list-item>
          <text:p text:style-name="P19"><text:soft-page-break/>Fonctionnement</text:p>
        </text:list-item>
      </text:list>
      <text:p text:style-name="P11"/>
      <text:p text:style-name="P14">Les boucliers, qu’ils soient sur des vaisseaux ou des armures fonctionnent sur le même principe.</text:p>
      <text:p text:style-name="P14">Un émetteur crée un champ de force<text:span text:style-name="T11">s</text:span> gravitationnel<text:span text:style-name="T11">les</text:span> qui prend la forme de son support. Soit le fuselage d’un vaisseau, soit le membre sur lequel se trouve la pièce d’armure.</text:p>
      <text:p text:style-name="P14">Dans le cas d’une armure, s’il y a plusieurs champs de forces proches les uns des autres, il vont se réorganiser pour former une sorte de cocon qui va englober toutes les zones émettrices.</text:p>
      <text:p text:style-name="P14">Ces champs de forces sont toujours formés avec une forme de courbe.</text:p>
      <text:p text:style-name="P14">Lorsqu’un projectile arrive sur un champ de force<text:span text:style-name="T11">s</text:span>, ce dernier réagi différemment selon s’il s’agit d’un projectile thermique ou physique.</text:p>
      <text:p text:style-name="P14">Dans le premier cas, la chaleur est dévié<text:span text:style-name="T5">e</text:span> par la force du champ dans toutes les directions en dehors du point d’impact, la dépense en énergie est importante pour le bouclier.</text:p>
      <text:p text:style-name="P14">Autrement, en cas de projectile physique, ce dernier va entrer en collision avec une force cinétique. Le bouclier va chercher à faire « glisser » le projectile en déviant son vecteur d’approche le long de la courbe du champ.</text:p>
      <text:p text:style-name="P15">La dépense énergétique du bouclier reste minime mais dépend de la taille du projectile, si ce dernier est trop gros, le bouclier ne pourra rien faire.</text:p>
      <text:p text:style-name="P15">De même, en cas de projectile à très haute vélocité (proche de la vitesse lumière), le bouclier peut ne pas avoir le temps de reformer le champ de force<text:span text:style-name="T11">s</text:span> et donc laisser une ouverture pouvant (si elle est trop important<text:span text:style-name="T11">e</text:span>) détruire complètement le champ de force<text:span text:style-name="T11">s</text:span>.</text:p>
      <text:p text:style-name="P13"/>
      <text:list xml:id="list145744192547656" text:continue-numbering="true" text:style-name="L1">
        <text:list-item>
          <text:p text:style-name="P20">Usage</text:p>
        </text:list-item>
      </text:list>
      <text:p text:style-name="P12"/>
      <text:p text:style-name="P15">Aujourd’hui, les boucliers font parti<text:span text:style-name="T11">e</text:span> du quotidien des pilotes, aussi bien sur leurs vaisseaux que leurs combinaisons.</text:p>
      <text:p text:style-name="P15">Il<text:span text:style-name="T11">s</text:span> ne sont cependant pas infaillibles et s’ils sont mal utilisés peuvent mener à des catastrophes.</text:p>
      <text:p text:style-name="P15">Extrait du « Manuel de formation » des pilotes du Consortium (<text:span text:style-name="T11">Éditions</text:span> <text:span text:style-name="T13">332</text:span>) sur le chapitre dédié aux boucliers :</text:p>
      <text:p text:style-name="P15">« Rappel : Les boucliers peuvent dévier les projectiles thermiques au prix d’une consommation important<text:span text:style-name="T11">e</text:span> d’énergie.</text:p>
      <text:p text:style-name="P15">Un bouclier ne peut dévier un projectile plus important que la surface de son champ de force<text:span text:style-name="T11">s</text:span> ou si un projectile subit un autre vecteur de poussé<text:span text:style-name="T11">e</text:span> durant sa déviation (ex : armes de <text:span text:style-name="T16">mélée</text:span>).</text:p>
      <text:p text:style-name="P16">Un projectile à vitesse lumière peut engendrer la destruction complète d’un champ de force<text:span text:style-name="T11">s</text:span> gravitationnel<text:span text:style-name="T11">les</text:span>.</text:p>
      <text:p text:style-name="P16"><text:span text:style-name="T5">Attention aux conditions météorologiques, les gouttes de pluie sont des projectiles et affaibliront votre bouclier personnel.</text:span>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style style:name="MT1" style:family="text">
      <style:text-properties officeooo:rsid="001feb0d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Par <text:span text:style-name="MT1">Orion le MJ</text:span> | Page 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0M29S</meta:editing-duration>
    <meta:editing-cycles>32</meta:editing-cycles>
    <meta:generator>LibreOffice/6.0.2.1$Windows_X86_64 LibreOffice_project/f7f06a8f319e4b62f9bc5095aa112a65d2f3ac89</meta:generator>
    <dc:date>2020-03-11T14:57:42.280000000</dc:date>
    <meta:document-statistic meta:table-count="0" meta:image-count="0" meta:object-count="0" meta:page-count="2" meta:paragraph-count="33" meta:word-count="711" meta:character-count="4405" meta:non-whitespace-character-count="3732"/>
    <meta:user-defined meta:name="Info 1"/>
    <meta:user-defined meta:name="Info 2"/>
    <meta:user-defined meta:name="Info 3"/>
    <meta:user-defined meta:name="Info 4"/>
  </office:meta>
</office:document-meta>
</file>